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5" style:family="paragraph" style:parent-style-name="Standard">
      <style:paragraph-properties fo:margin-left="0.979cm" fo:margin-right="1.376cm" fo:text-align="start" style:justify-single-word="false" fo:text-indent="0cm" style:auto-text-indent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6" style:family="paragraph" style:parent-style-name="Standard" style:list-style-name="L1">
      <style:paragraph-properties fo:margin-left="0.979cm" fo:margin-right="1.376cm" fo:text-align="start" style:justify-single-word="false" fo:text-indent="0cm" style:auto-text-indent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7" style:family="paragraph" style:parent-style-name="Standard" style:list-style-name="L2">
      <style:paragraph-properties fo:margin-left="0.979cm" fo:margin-right="1.376cm" fo:text-align="start" style:justify-single-word="false" fo:text-indent="0cm" style:auto-text-indent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left="0cm" fo:margin-right="1.376cm" fo:text-align="start" style:justify-single-word="false" fo:text-indent="0cm" style:auto-text-indent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9" style:family="paragraph" style:parent-style-name="Standard" style:list-style-name="L1">
      <style:paragraph-properties fo:margin-left="0cm" fo:margin-right="1.376cm" fo:text-align="start" style:justify-single-word="false" fo:text-indent="0cm" style:auto-text-indent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10" style:family="paragraph" style:parent-style-name="Standard" style:list-style-name="L1">
      <style:paragraph-properties fo:margin-left="0.635cm" fo:margin-right="1.376cm" fo:text-align="start" style:justify-single-word="false" fo:text-indent="0cm" style:auto-text-indent="false"/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12" style:family="paragraph" style:parent-style-name="Text_20_body" style:list-style-name="L2"/>
    <style:style style:name="T1" style:family="text">
      <style:text-properties style:text-position="super 58%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6pt" style:font-size-asian="16pt" style:font-size-complex="16pt"/>
    </style:style>
    <style:style style:name="T7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8" style:family="text"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font-name="Times New Roman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9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er 1 questions </text:p>
      <text:p text:style-name="P2">These are some extra and some you may have already done before but are really good practise for this section</text:p>
      <text:p text:style-name="P2"/>
      <text:p text:style-name="P5">1.<text:tab/>write a program to print out the sentence “Hello World”</text:p>
      <text:p text:style-name="P5"/>
      <text:p text:style-name="P5">2.<text:tab/>write a program to print out (G)NU IS (N)OT (U)NIX on the same line</text:p>
      <text:p text:style-name="P5"/>
      <text:p text:style-name="P5">3.<text:tab/>write a program to print out the same sentence above only on different lines</text:p>
      <text:p text:style-name="P5"/>
      <text:p text:style-name="P5">4.<text:tab/>create a box using asterisks around the above sentence and have it beep when its finished (hint \a in the printf will make it beep)</text:p>
      <text:p text:style-name="P5"/>
      <text:p text:style-name="P5">5.<text:tab/>using the tabulate feed , create a postage like address box</text:p>
      <text:p text:style-name="P5"><text:tab/>e.g</text:p>
      <text:p text:style-name="P5"><text:tab/><text:tab/>John Smith</text:p>
      <text:p text:style-name="P5"><text:tab/><text:tab/> <text:s text:c="3"/>27 MillBurrow Road</text:p>
      <text:p text:style-name="P5"><text:tab/><text:tab/><text:tab/>Co.Dublin</text:p>
      <text:p text:style-name="P5"><text:tab/><text:tab/><text:tab/><text:tab/>Ireland</text:p>
      <text:p text:style-name="P5"/>
      <text:p text:style-name="P5">6.<text:tab/>write a program to print out an integer</text:p>
      <text:p text:style-name="P5"/>
      <text:p text:style-name="P5">7.<text:tab/>write a program to print out the sum of any 2 integers</text:p>
      <text:p text:style-name="P5"/>
      <text:p text:style-name="P5">8.<text:tab/>write a program to print out the sum of the 2 numbers from above and have only a line that declares the int's and another that will print them , no separate line for the sum</text:p>
      <text:p text:style-name="P5"/>
      <text:p text:style-name="P5">9.<text:tab/>write a program to calculate the area of a square</text:p>
      <text:p text:style-name="P5"/>
      <text:p text:style-name="P5">10.<text:tab/>write a program to calculate the area of a circle</text:p>
      <text:p text:style-name="P5"/>
      <text:p text:style-name="P3"><text:s text:c="8"/>11.<text:tab/>Write a program to find the average of 4 numbers that will <text:tab/>result in a fraction</text:p>
      <text:p text:style-name="P3"/>
      <text:p text:style-name="P3"><text:s text:c="7"/>12.<text:tab/>write a program to find the volume of a rectangle</text:p>
      <text:p text:style-name="P3"><text:soft-page-break/></text:p>
      <text:p text:style-name="P3"><text:s text:c="7"/>13.<text:tab/>write a program to find the volume of a sphere</text:p>
      <text:p text:style-name="P3"><text:tab/></text:p>
      <text:p text:style-name="P3"><text:s text:c="7"/>14.<text:tab/>write a program to get the force of gravity using this equation </text:p>
      <text:p text:style-name="P3"><text:tab/><text:tab/>g=gravity </text:p>
      <text:p text:style-name="P3"><text:tab/><text:tab/>G= <text:s/>(6.7 X 10)^(-11)</text:p>
      <text:p text:style-name="P3"><text:tab/><text:tab/>M1=mass 1</text:p>
      <text:p text:style-name="P3"><text:tab/><text:tab/>M2=mass 2</text:p>
      <text:p text:style-name="P3"><text:tab/><text:tab/>d= distance*distance from mass 1 to mass 2 in kilometers</text:p>
      <text:p text:style-name="P3"/>
      <text:p text:style-name="P5"><text:tab/><text:tab/>g=G((m1*m2)/(d))</text:p>
      <text:p text:style-name="P5"/>
      <text:list xml:id="list30409357" text:style-name="L1">
        <text:list-item>
          <text:p text:style-name="P6">write a program to convert degrees Celsius to Fahrenheit </text:p>
          <text:p text:style-name="P6"/>
        </text:list-item>
        <text:list-item>
          <text:p text:style-name="P6">write a program to convert degrees into radians</text:p>
          <text:p text:style-name="P6"/>
        </text:list-item>
        <text:list-item>
          <text:p text:style-name="P6">write a program to convert pounds to kilograms</text:p>
          <text:p text:style-name="P6"/>
        </text:list-item>
        <text:list-item>
          <text:p text:style-name="P6">write a program to convert inches to meters</text:p>
          <text:p text:style-name="P6"/>
        </text:list-item>
        <text:list-item>
          <text:p text:style-name="P6">write a program to convert miles to kilometres</text:p>
          <text:p text:style-name="P6"/>
        </text:list-item>
        <text:list-item>
          <text:p text:style-name="P6">write a program to get the area of a triangle </text:p>
          <text:p text:style-name="P6"/>
        </text:list-item>
        <text:list-item>
          <text:p text:style-name="P6">write a program to get the circumference of a circle</text:p>
          <text:p text:style-name="P6"/>
        </text:list-item>
        <text:list-item>
          <text:p text:style-name="P6">write a program to get the distance of a line , formula = <text:s text:c="5"/><text:tab/><text:tab/><text:tab/>squareroot(((x2-x1)^2)+((y2-y1)^2))</text:p>
          <text:p text:style-name="P6"/>
        </text:list-item>
        <text:list-item>
          <text:p text:style-name="P6">write a program to get the surface area of a cone</text:p>
          <text:p text:style-name="P6"/>
        </text:list-item>
        <text:list-item>
          <text:p text:style-name="P6">write a program to get the energy realised from matter using E=M*C^2 , E is the result , M is the mass and C is the constant for light (3*((10)^(18)ms)</text:p>
        </text:list-item>
      </text:list>
      <text:p text:style-name="P8"/>
      <text:list xml:id="list31388548" text:continue-numbering="true" text:style-name="L1">
        <text:list-item>
          <text:p text:style-name="P6">write a program that will take user input for a name and will print the name and say Hello before it , eg. Hello John</text:p>
          <text:p text:style-name="P6"/>
        </text:list-item>
        <text:list-item>
          <text:p text:style-name="P6">write a program to take a persons name and age and <text:soft-page-break/>display them on seperate lines </text:p>
          <text:p text:style-name="P6"/>
        </text:list-item>
        <text:list-item>
          <text:p text:style-name="P6">write a program to take user input for a colour and display Yuck , I hate (Colour chosen)</text:p>
        </text:list-item>
        <text:list-item>
          <text:p text:style-name="P6">write a program to take user input for a set of numbers , the program will then add each number onto itself and display what numbers have been added so far </text:p>
          <text:p text:style-name="P6">e.g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"><text:s text:c="9"/>Please enter a number </text:p>
                              <text:list>
                                <text:list-item>
                                  <text:list>
                                    <text:list-header>
                                      <text:p text:style-name="P9"><text:s text:c="17"/>user enters 6</text:p>
                                      <text:list>
                                        <text:list-header>
                                          <text:p text:style-name="P9"><text:s text:c="17"/>user then adds 5</text:p>
                                          <text:list>
                                            <text:list-header>
                                              <text:p text:style-name="P9"><text:s text:c="17"/>program will show 6+5=11</text:p>
                                              <text:p text:style-name="P9"><text:s text:c="17"/>user enters 7</text:p>
                                              <text:p text:style-name="P9"><text:s text:c="17"/>program will show 11+7=18</text:p>
                                              <text:p text:style-name="P9"><text:s text:c="17"/>so on 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3139100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"><text:s text:c="8"/>26. <text:s text:c="3"/>write a program that will print out the sum of the numbers <text:tab/><text:tab/>from (1-10) </text:p>
                                              <text:p text:style-name="P9"/>
                                              <text:p text:style-name="P9"><text:s text:c="8"/>27. <text:s text:c="4"/>write a program that will ask the users name and age <text:tab/><text:tab/><text:tab/>,then will return whether the person is allowed to drink <text:tab/><text:tab/>depending on their age (example 18 in ireland , 21 for <text:tab/><text:tab/><text:tab/>germany , etc...)</text:p>
                                              <text:p text:style-name="P9"/>
                                              <text:p text:style-name="P9"><text:s text:c="8"/>28. <text:s text:c="4"/>write a program to find the root of a quadratic equation <text:tab/><text:tab/>(negative and positive results If any)</text:p>
                                              <text:p text:style-name="P9"/>
                                              <text:p text:style-name="P9"><text:s text:c="8"/>29.<text:tab/>write a program that will store a string and reverse it </text:p>
                                              <text:p text:style-name="P9"/>
                                              <text:p text:style-name="P10"><text:s text:c="3"/>30.<text:tab/> <text:s text:c="4"/>write a program that will take in a string and check if its <text:tab/> <text:s text:c="4"/>a palindrome and will return yes if it is palindrome and <text:tab/> <text:s text:c="4"/>no if it isn't</text:p>
                                              <text:p text:style-name="P10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428242" text:style-name="L2">
        <text:list-item>
          <text:p text:style-name="P7">write a program that will print out the first 12 prime <text:tab/><text:tab/><text:tab/>numbers</text:p>
          <text:p text:style-name="P7"/>
        </text:list-item>
        <text:list-item>
          <text:p text:style-name="P7">rewrite the above program and try to print out N natural numbers , if not then find out what number is the largest you can get to and document why it is</text:p>
        </text:list-item>
      </text:list>
      <text:p text:style-name="P5"><text:soft-page-break/></text:p>
      <text:list xml:id="list31361553" text:continue-numbering="true" text:style-name="L2">
        <text:list-item>
          <text:p text:style-name="P4">write a program that will print out the first 12 fibonacci numbers</text:p>
          <text:p text:style-name="P4"/>
        </text:list-item>
        <text:list-item>
          <text:p text:style-name="P4">rewrite the above program to try and print out N fibonacci numbers , if the numbers start to look like there incorrect find the largest and document why so</text:p>
          <text:p text:style-name="P4"/>
        </text:list-item>
        <text:list-item>
          <text:p text:style-name="P4">write a program that will take a sentence and will ask the user to search for a letter , the program will then say whether the letter is there or not</text:p>
          <text:p text:style-name="P4"/>
        </text:list-item>
        <text:list-item>
          <text:p text:style-name="P4">rewriting the above program ask the user for the letter and return if the letter exists in the sentence and where it does exist</text:p>
          <text:p text:style-name="P4"/>
        </text:list-item>
        <text:list-item>
          <text:p text:style-name="P4">write a program to ask the user to enter a number for a month , then the program will <text:s/>printout the month</text:p>
          <text:p text:style-name="P4"/>
        </text:list-item>
        <text:list-item>
          <text:p text:style-name="P4">rewrite the above program so that it will also printout the day of the month as well as the name of the month eg, 02/11/2011 is the 2<text:span text:style-name="T1">nd</text:span> day of November 2011,03/02/2012 is the 3<text:span text:style-name="T1">rd</text:span> day of febuary 2012</text:p>
          <text:p text:style-name="P4"/>
          <text:p text:style-name="P4"/>
        </text:list-item>
        <text:list-item>
          <text:p text:style-name="P4">write a program that will ask the user to enter a word/sentence and the program will convert each character of that sentence into its ascii value</text:p>
          <text:p text:style-name="P4"/>
        </text:list-item>
        <text:list-item>
          <text:p text:style-name="P4">rewrite the above program that will ask the user to enter a word , the program will then convert that word into its corresponding ascii value</text:p>
          <text:p text:style-name="P4"/>
        </text:list-item>
        <text:list-item>
          <text:p text:style-name="P4">write a program to take input for a string and ask for the user to replace a letter with another one, it will then reprint the work with that letter replaced with the other one</text:p>
          <text:p text:style-name="P4"/>
        </text:list-item>
        <text:list-item>
          <text:p text:style-name="P4">write a simple calendar program that will printout the days of a month like a real calendar </text:p>
          <text:p text:style-name="P4"/>
        </text:list-item>
        <text:list-item>
          <text:p text:style-name="P4">write a program that will printout the times table for integers up <text:soft-page-break/>to 10</text:p>
          <text:p text:style-name="P4"/>
        </text:list-item>
        <text:list-item>
          <text:p text:style-name="P4">using a switch statement create a calender that will display a calender with the days / remaining days of the month using the asctime function in the stdlib.h</text:p>
          <text:p text:style-name="P4"/>
        </text:list-item>
        <text:list-item>
          <text:p text:style-name="P4">write a program to printout N elements of Pascals triangle using asterisks</text:p>
          <text:p text:style-name="P4"/>
        </text:list-item>
        <text:list-item>
          <text:p text:style-name="P4">create a struct that contains two members , a character string named name and an int id , with a tag called student</text:p>
          <text:p text:style-name="P4"/>
        </text:list-item>
        <text:list-item>
          <text:p text:style-name="P4">using the above struct , create an array of structs that will contain at least 10 students and printout the information</text:p>
          <text:p text:style-name="P4"/>
        </text:list-item>
        <text:list-item>
          <text:p text:style-name="P4">taking user input , take in a number of words and sort them in an array</text:p>
          <text:p text:style-name="P4"/>
        </text:list-item>
        <text:list-item>
          <text:p text:style-name="P4">taking in N numbers from the user , sort them in an array</text:p>
          <text:p text:style-name="P4"/>
        </text:list-item>
        <text:list-item>
          <text:p text:style-name="P4">write a program to convert a decimal number to a binary one</text:p>
          <text:p text:style-name="P4"/>
        </text:list-item>
        <text:list-item>
          <text:p text:style-name="P4">write a program to convert a hex number to binary</text:p>
          <text:p text:style-name="P4"/>
        </text:list-item>
        <text:list-item>
          <text:p text:style-name="P4">write a program to find the factorial of a number</text:p>
          <text:p text:style-name="P4"/>
        </text:list-item>
        <text:list-item>
          <text:p text:style-name="P4">write a program to find the combinations of an input number and display them</text:p>
          <text:p text:style-name="P4"/>
        </text:list-item>
        <text:list-item>
          <text:p text:style-name="P4">rewrite the above program so that it will only give the combinations when certain conditions such as only the combinations with the number 1 first will be printed</text:p>
          <text:p text:style-name="P4"/>
        </text:list-item>
        <text:list-item>
          <text:p text:style-name="P4">write a program to permute the combinations of a string </text:p>
          <text:p text:style-name="P4"/>
        </text:list-item>
        <text:list-item>
          <text:p text:style-name="P4">rewrite the above so that it will follow certain conditions such as the letter “a” can only be used when its the first letter</text:p>
          <text:p text:style-name="P4"/>
        </text:list-item>
        <text:list-item>
          <text:p text:style-name="P4">write a program that will only print out a statement if the user <text:soft-page-break/>guesses the right number , if they don't get the right guess then printout that its not the correct guess</text:p>
        </text:list-item>
        <text:list-item>
          <text:p text:style-name="P4">rewrite the guessing game so that it will take 5 wrong guesses before exiting the program</text:p>
          <text:p text:style-name="P4"/>
        </text:list-item>
        <text:list-item>
          <text:p text:style-name="P4">rewrite the guessing game so that the previous wrong guess is shown along with the number of guesses left</text:p>
          <text:p text:style-name="P4"/>
        </text:list-item>
        <text:list-item>
          <text:p text:style-name="P4">write a program that will give you a random number </text:p>
          <text:p text:style-name="P4"/>
        </text:list-item>
        <text:list-item>
          <text:p text:style-name="P4">write a program that will give you the tell you the local time </text:p>
          <text:p text:style-name="P4"/>
        </text:list-item>
        <text:list-item>
          <text:p text:style-name="P4">write a program that will tell you how many seconds has elapsed since starting the program to when it ends</text:p>
          <text:p text:style-name="P4"/>
        </text:list-item>
        <text:list-item>
          <text:p text:style-name="P4">rewrite question 27 so that the program will ask the user there nationality and name and age , then depending on where there from have the system tell them if they are old enough to drink there or not</text:p>
          <text:p text:style-name="P4"/>
        </text:list-item>
        <text:list-item>
          <text:p text:style-name="P4">write a program to get the max ,min , average of 10 numbers in an array </text:p>
          <text:p text:style-name="P4"/>
        </text:list-item>
        <text:list-item>
          <text:p text:style-name="P4">write a program to sum up number +1 until the answer becomes -99999 , and print out the last number before that </text:p>
          <text:p text:style-name="P4"/>
        </text:list-item>
        <text:list-item>
          <text:p text:style-name="P4">write a program that will follow these rules , it will take user input for a number , then the program will depending if the number is even it will half the number , if the number is odd then multiply by 3 and add 1</text:p>
          <text:p text:style-name="P4">, the program will continue until the answer is 1, if the input is less than 1 <text:s/>there should be a function to printout error in input and exit the program </text:p>
          <text:p text:style-name="P4"/>
        </text:list-item>
        <text:list-item>
          <text:p text:style-name="P12"><text:span text:style-name="Emphasis"><text:span text:style-name="T8">write your own version of strlen </text:span></text:span></text:p>
          <text:p text:style-name="P12"><text:span text:style-name="Emphasis"><text:span text:style-name="T8"/></text:span></text:p>
        </text:list-item>
        <text:list-item>
          <text:p text:style-name="P12"><text:span text:style-name="Emphasis"><text:span text:style-name="T8">write your own version of printf using getchar and putchar</text:span></text:span></text:p>
          <text:p text:style-name="P12"><text:span text:style-name="Emphasis"><text:span text:style-name="T8"/></text:span></text:p>
        </text:list-item>
        <text:list-item>
          <text:p text:style-name="P12"><text:span text:style-name="Emphasis"><text:span text:style-name="T8">write your own version of scanf using getchar and putchar</text:span></text:span></text:p>
          <text:p text:style-name="P12"><text:soft-page-break/><text:span text:style-name="Emphasis"><text:span text:style-name="T8"/></text:span></text:p>
        </text:list-item>
        <text:list-item>
          <text:p text:style-name="P11"><text:span text:style-name="Emphasis"><text:span text:style-name="T10">write a program to change all letters of a string to upper/lower case </text:span></text:span></text:p>
          <text:p text:style-name="P11"><text:span text:style-name="Emphasis"><text:span text:style-name="T10"/></text:span></text:p>
        </text:list-item>
        <text:list-item>
          <text:p text:style-name="P12"><text:span text:style-name="Emphasis"><text:span text:style-name="T8">write a program to convert degrees Celsius and Fahrenheit to Absolute Kelvin (tip 0 kelvin = -273.15 degrees Celsius)</text:span></text:span></text:p>
          <text:p text:style-name="P12"><text:span text:style-name="Emphasis"><text:span text:style-name="T8"/></text:span></text:p>
        </text:list-item>
        <text:list-item>
          <text:p text:style-name="P11"><text:span text:style-name="Emphasis"><text:span text:style-name="T10">write a program that will take the users input in double for a frequency of light , the program will then take that number and return what colour it is , how much energy it has , if the object is getting closer or if the object is moving away </text:span></text:span></text:p>
          <text:p text:style-name="P11"><text:span text:style-name="Emphasis"><text:span text:style-name="T10"/></text:span></text:p>
        </text:list-item>
        <text:list-item>
          <text:p text:style-name="P11"><text:span text:style-name="Emphasis">write a program that will take a compounds weight and the amount of water used in the dilution and get the molarity of the solution</text:span></text:p>
          <text:p text:style-name="P11"><text:span text:style-name="Emphasis"/></text:p>
        </text:list-item>
        <text:list-item>
          <text:p text:style-name="P11"><text:span text:style-name="Emphasis">write a program that will clear the command prompt/console </text:span></text:p>
          <text:p text:style-name="P11"><text:span text:style-name="Emphasis"/></text:p>
        </text:list-item>
        <text:list-item>
          <text:p text:style-name="P12"><text:span text:style-name="Emphasis"><text:span text:style-name="T3"><text:s text:c="8"/>write a program to convert a number into its roman numeral equivalent . Example : user enters 20 , program prints out XX, numbers will be limited from 0-100</text:span></text:span></text:p>
          <text:p text:style-name="P12"><text:span text:style-name="Emphasis"><text:span text:style-name="T3"/></text:span></text:p>
        </text:list-item>
        <text:list-item>
          <text:p text:style-name="P11"><text:span text:style-name="Emphasis">write a program that will take two numbers in order and swap them </text:span></text:p>
          <text:p text:style-name="P11"><text:span text:style-name="Emphasis"/></text:p>
        </text:list-item>
        <text:list-item>
          <text:p text:style-name="P11"><text:span text:style-name="Emphasis">write a program that will take a user number between 1-100 and will convert it to a gpa score</text:span></text:p>
          <text:p text:style-name="P11"><text:span text:style-name="Emphasis"/></text:p>
        </text:list-item>
        <text:list-item>
          <text:p text:style-name="P12"><text:span text:style-name="Emphasis"><text:span text:style-name="T3">write a program that will take amount of Current from the user in the form of a double and print out the resulting heat loss 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write a program that will calculate the magnification of an object in water , the user will input the real distance and apparent distance</text:span></text:span></text:p>
          <text:p text:style-name="P12"><text:soft-page-break/><text:span text:style-name="Emphasis"><text:span text:style-name="T3"/></text:span></text:p>
        </text:list-item>
        <text:list-item>
          <text:p text:style-name="P12"><text:span text:style-name="Emphasis"><text:span text:style-name="T3">write a program that will take the dioptre <text:s/>of the eye and show what distance that person can really see up to </text:span></text:span></text:p>
          <text:p text:style-name="P12"><text:span text:style-name="Emphasis"><text:span text:style-name="T3"/></text:span></text:p>
        </text:list-item>
        <text:list-item>
          <text:p text:style-name="P11"><text:span text:style-name="Emphasis">write a program to convert horse power to KiloWatt , 1 HP= 0. 735 KW</text:span></text:p>
          <text:p text:style-name="P11"><text:span text:style-name="Emphasis"/></text:p>
        </text:list-item>
        <text:list-item>
          <text:p text:style-name="P12"><text:span text:style-name="Emphasis"><text:span text:style-name="T3">write a program that will take user input for a double that will represent the sidereal day and have it convert a planets days into solar days</text:span></text:span></text:p>
          <text:p text:style-name="P12"><text:span text:style-name="Emphasis"><text:span text:style-name="T3"/></text:span></text:p>
        </text:list-item>
        <text:list-item>
          <text:p text:style-name="P11"><text:span text:style-name="Emphasis">write a program to take a int number and have it convert that number into its star letter designation</text:span></text:p>
          <text:p text:style-name="P11"><text:span text:style-name="Emphasis"/></text:p>
        </text:list-item>
        <text:list-item>
          <text:p text:style-name="P12"><text:span text:style-name="Emphasis"><text:span text:style-name="T3">write a program that will take a number between 1-120 and produce the name of the element if it exists and if its a metal or not</text:span></text:span></text:p>
          <text:p text:style-name="P12"><text:span text:style-name="Emphasis"><text:span text:style-name="T3"/></text:span></text:p>
        </text:list-item>
        <text:list-item>
          <text:p text:style-name="P11"><text:span text:style-name="Emphasis">write a program that will swap pointers to integers</text:span></text:p>
          <text:p text:style-name="P11"><text:span text:style-name="Emphasis"/></text:p>
        </text:list-item>
        <text:list-item>
          <text:p text:style-name="P12"><text:span text:style-name="Emphasis"><text:span text:style-name="T3">write your own version of strcmp 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write your own version of strcpy</text:span></text:span></text:p>
          <text:p text:style-name="P12"><text:span text:style-name="Emphasis"><text:span text:style-name="T3"/></text:span></text:p>
        </text:list-item>
        <text:list-item>
          <text:p text:style-name="P11"><text:span text:style-name="Emphasis">write your own version of string save , strsave</text:span></text:p>
          <text:p text:style-name="P11"><text:span text:style-name="Emphasis"/></text:p>
        </text:list-item>
        <text:list-item>
          <text:p text:style-name="P12"><text:span text:style-name="Emphasis"><text:span text:style-name="T3">write your own version of isalpha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write your own version of isupper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write your own version of islower</text:span></text:span></text:p>
          <text:p text:style-name="P12"><text:span text:style-name="Emphasis"><text:span text:style-name="T3"/></text:span></text:p>
        </text:list-item>
        <text:list-item>
          <text:p text:style-name="P12"><text:soft-page-break/><text:span text:style-name="Emphasis"><text:span text:style-name="T3">write your own version of isdigit</text:span></text:span></text:p>
          <text:p text:style-name="P12"><text:span text:style-name="Emphasis"><text:span text:style-name="T3"/></text:span></text:p>
        </text:list-item>
        <text:list-item>
          <text:p text:style-name="P11"><text:span text:style-name="Emphasis">write your own version of isspace</text:span></text:p>
          <text:p text:style-name="P11"><text:span text:style-name="Emphasis"/></text:p>
        </text:list-item>
        <text:list-item>
          <text:p text:style-name="P12"><text:span text:style-name="Emphasis"><text:span text:style-name="T3">write your own version of atof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write your own version of atoi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taking user input , create <text:s/>a program to check if the year entered is a leap year or not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create a program to print out all the even numbers from 0-100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create a program to print out all the odd numbers from 0-100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create a program to add NxN matrices and display the answer in matrix format</text:span></text:span></text:p>
          <text:p text:style-name="P12"><text:span text:style-name="Emphasis"><text:span text:style-name="T3"/></text:span></text:p>
        </text:list-item>
        <text:list-item>
          <text:p text:style-name="P12"><text:span text:style-name="Emphasis"><text:span text:style-name="T3">create a program that prints using the printf statement HELLO WORLD without using a semicolon</text:span></text:span></text:p>
          <text:p text:style-name="P11"><text:span text:style-name="Emphasis"><text:span text:style-name="T3"/>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an o'keeffe</meta:initial-creator>
    <meta:creation-date>2011-06-08T14:13:42.88</meta:creation-date>
    <dc:date>2011-06-09T11:25:07.03</dc:date>
    <dc:creator>evan o'keeffe</dc:creator>
    <meta:editing-duration>PT1H2M22S</meta:editing-duration>
    <meta:editing-cycles>113</meta:editing-cycles>
    <meta:generator>OpenOffice.org/3.3$Win32 OpenOffice.org_project/330m20$Build-9567</meta:generator>
    <meta:document-statistic meta:table-count="0" meta:image-count="0" meta:object-count="0" meta:page-count="9" meta:paragraph-count="126" meta:word-count="2001" meta:character-count="10406"/>
  </office:meta>
</office:document-meta>
</file>